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4" table:default-cell-style-name="ce10"/>
        <table:table-column table:style-name="co8" table:default-cell-style-name="ce10"/>
        <table:table-column table:style-name="co9" table:number-columns-repeated="3" table:default-cell-style-name="ce11"/>
        <table:table-column table:style-name="co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05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10b</text:p>
          </table:table-cell>
          <table:table-cell table:style-name="ce6"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number-columns-repeated="4"/>
        </table:table-row>
        <calcext:conditional-formats>
          <calcext:conditional-format calcext:target-range-address="Summary.F3:Summary.N17">
            <calcext:condition calcext:apply-style-name="Good" calcext:value="=MIN([.$F3:.$N3])" calcext:base-cell-address="Summary.F3"/>
            <calcext:condition calcext:apply-style-name="Bad" calcext:value="=MAX([.$F3:.$N3])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1T07:03:46.942987410</dc:date>
    <dc:creator>Nate Marti</dc:creator>
    <meta:editing-duration>P2DT18H10M27S</meta:editing-duration>
    <meta:editing-cycles>97</meta:editing-cycles>
    <meta:generator>LibreOffice/6.4.7.2$Linux_X86_64 LibreOffice_project/40$Build-2</meta:generator>
    <meta:document-statistic meta:table-count="7" meta:cell-count="1282" meta:object-count="0"/>
  </office:meta>
</office:document-meta>
</file>